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0376" calcext:value-type="float">
            <text:p>68.5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668" calcext:value-type="float">
            <text:p>68.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9416" calcext:value-type="float">
            <text:p>68.4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2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1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2-1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8-02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10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10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6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6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5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2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9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9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7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6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4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4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12803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06" meta:object-count="0"/>
    <meta:user-defined meta:name="AppVersion">3.0</meta:user-defined>
  </office:meta>
</office:document-meta>
</file>